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6000000D4A1374472A157AED8.png" manifest:media-type="image/png"/>
  <manifest:file-entry manifest:full-path="Pictures/100000010000007F000000803E404C52D9BC3D5F.png" manifest:media-type="image/png"/>
  <manifest:file-entry manifest:full-path="Pictures/100000010000032B000000DB29CF85E0904529D6.png" manifest:media-type="image/png"/>
  <manifest:file-entry manifest:full-path="Pictures/100000010000036200000135868040005BE05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objectwithoutfill">
      <style:graphic-properties svg:stroke-color="#069a2e" draw:marker-end="Arrowheads_20_1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weight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color="#069a2e" loext:opacity="100%"/>
    </style:style>
    <style:style style:name="P6" style:family="paragraph">
      <loext:graphic-properties draw:fill="none" draw:fill-color="#ffffff"/>
      <style:paragraph-properties fo:text-align="center"/>
      <style:text-properties fo:color="#069a2e" loext:opacity="100%"/>
    </style:style>
    <style:style style:name="P7" style:family="paragraph">
      <style:paragraph-properties fo:text-align="start"/>
      <style:text-properties fo:font-size="12pt"/>
    </style:style>
    <style:style style:name="P8" style:family="paragraph">
      <loext:graphic-properties draw:fill="none" draw:fill-color="#ffffff"/>
      <style:paragraph-properties fo:text-align="start"/>
      <style:text-properties fo:font-size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95cm" svg:height="4.494cm" svg:x="4.486cm" svg:y="4.193cm">
          <draw:image xlink:href="Pictures/100000010000036200000135868040005BE05799.png" xlink:type="simple" xlink:show="embed" xlink:actuate="onLoad" draw:mime-type="image/png">
            <text:p/>
          </draw:image>
        </draw:frame>
        <draw:frame draw:style-name="gr2" draw:text-style-name="P3" draw:layer="layout" svg:width="12.169cm" svg:height="1.673cm" svg:x="4.543cm" svg:y="3.793cm">
          <draw:text-box>
            <text:p text:style-name="P2"><text:span text:style-name="T1">Phong Reflection Model</text:span></text:p>
          </draw:text-box>
        </draw:frame>
        <draw:frame draw:style-name="gr1" draw:text-style-name="P1" draw:layer="layout" svg:width="12.357cm" svg:height="3.336cm" svg:x="4.456cm" svg:y="8.888cm">
          <draw:image xlink:href="Pictures/100000010000032B000000DB29CF85E0904529D6.png" xlink:type="simple" xlink:show="embed" xlink:actuate="onLoad" draw:mime-type="image/png">
            <text:p/>
          </draw:image>
        </draw:frame>
        <draw:path draw:style-name="gr3" draw:text-style-name="P1" draw:layer="layout" svg:width="10.854cm" svg:height="7.91cm" draw:transform="rotate (0.614355896702004) translate (4.043cm 20.543cm)" svg:viewBox="0 0 10855 7911" svg:d="M0 0c8674 0 10855 7880 10855 7880l-21 31">
          <text:p/>
        </draw:path>
        <draw:frame draw:style-name="gr4" draw:text-style-name="P2" draw:layer="layout" svg:width="1.119cm" svg:height="1.129cm" draw:transform="rotate (-2.45114040150084) translate (6.957cm 13.77cm)">
          <draw:image xlink:href="Pictures/100000010000007F000000803E404C52D9BC3D5F.png" xlink:type="simple" xlink:show="embed" xlink:actuate="onLoad" draw:mime-type="image/png">
            <text:p/>
          </draw:image>
        </draw:frame>
        <draw:line draw:style-name="gr5" draw:text-style-name="P1" draw:layer="layout" svg:x1="6.543cm" svg:y1="14.187cm" svg:x2="10.116cm" svg:y2="18.381cm">
          <text:p/>
        </draw:line>
        <draw:line draw:style-name="gr5" draw:text-style-name="P1" draw:layer="layout" svg:x1="10.101cm" svg:y1="18.381cm" svg:x2="13.674cm" svg:y2="14.187cm">
          <text:p/>
        </draw:line>
        <draw:line draw:style-name="gr6" draw:text-style-name="P1" draw:layer="layout" svg:x1="10.112cm" svg:y1="18.368cm" svg:x2="10.112cm" svg:y2="14.168cm">
          <text:p/>
        </draw:line>
        <draw:frame draw:style-name="gr7" draw:text-style-name="P2" draw:layer="layout" svg:width="1.583cm" svg:height="1.03cm" draw:transform="rotate (0.74473199182598) translate (16.987cm 11.516cm)">
          <draw:image xlink:href="Pictures/1000000100000146000000D4A1374472A157AED8.png" xlink:type="simple" xlink:show="embed" xlink:actuate="onLoad" draw:mime-type="image/png">
            <text:p/>
          </draw:image>
        </draw:frame>
        <draw:line draw:style-name="gr5" draw:text-style-name="P1" draw:layer="layout" svg:x1="10.156cm" svg:y1="18.337cm" svg:x2="17.343cm" svg:y2="12.05cm">
          <text:p/>
        </draw:line>
        <draw:line draw:style-name="gr5" draw:text-style-name="P1" draw:layer="layout" svg:x1="10.112cm" svg:y1="18.369cm" svg:x2="10.668cm" svg:y2="14.137cm">
          <text:p/>
        </draw:line>
        <draw:frame draw:style-name="gr8" draw:text-style-name="P4" draw:layer="layout" svg:width="3.211cm" svg:height="1.673cm" svg:x="5.051cm" svg:y="15.012cm">
          <draw:text-box>
            <text:p text:style-name="P2">I</text:p>
            <text:p text:style-name="P2">Incidence</text:p>
          </draw:text-box>
        </draw:frame>
        <draw:frame draw:style-name="gr8" draw:text-style-name="P6" draw:layer="layout" svg:width="2.542cm" svg:height="1.673cm" svg:x="8.843cm" svg:y="12.439cm">
          <draw:text-box>
            <text:p text:style-name="P5">N</text:p>
            <text:p text:style-name="P5">Normal</text:p>
          </draw:text-box>
        </draw:frame>
        <draw:frame draw:style-name="gr8" draw:text-style-name="P4" draw:layer="layout" svg:width="3.177cm" svg:height="1.673cm" svg:x="12.068cm" svg:y="12.468cm">
          <draw:text-box>
            <text:p text:style-name="P2">R</text:p>
            <text:p text:style-name="P2">Reflected</text:p>
          </draw:text-box>
        </draw:frame>
        <draw:frame draw:style-name="gr8" draw:text-style-name="P4" draw:layer="layout" svg:width="3.283cm" svg:height="0.962cm" svg:x="13.75cm" svg:y="15.356cm">
          <draw:text-box>
            <text:p text:style-name="P2">toCamera</text:p>
          </draw:text-box>
        </draw:frame>
        <draw:frame draw:style-name="gr8" draw:text-style-name="P8" draw:layer="layout" svg:width="2.009cm" svg:height="1.199cm" svg:x="10.384cm" svg:y="14.363cm">
          <draw:text-box>
            <text:p text:style-name="P7">H</text:p>
            <text:p text:style-name="P7">Halfwa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0:16:38.583651443</meta:creation-date>
    <dc:date>2022-03-24T13:49:27.940969854</dc:date>
    <meta:editing-duration>PT2H59M49S</meta:editing-duration>
    <meta:editing-cycles>2</meta:editing-cycles>
    <meta:generator>LibreOffice/7.3.0.3$Linux_X86_64 LibreOffice_project/30$Build-3</meta:generator>
    <meta:document-statistic meta:object-count="16"/>
  </office:meta>
</office:document-meta>
</file>